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Helvetica" svg:font-family="Helvetica" style:font-family-generic="swiss"/>
    <style:font-face style:name="Liberation Mono" svg:font-family="'Liberation Mono', Cousine, 'DejaVu Sans Mono'" style:font-family-generic="modern" style:font-pitch="fixed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69cm"/>
    </style:style>
    <style:style style:name="co3" style:family="table-column">
      <style:table-column-properties fo:break-before="auto" style:column-width="10.375cm"/>
    </style:style>
    <style:style style:name="co4" style:family="table-column">
      <style:table-column-properties fo:break-before="auto" style:column-width="2.895cm"/>
    </style:style>
    <style:style style:name="co5" style:family="table-column">
      <style:table-column-properties fo:break-before="auto" style:column-width="4.274cm"/>
    </style:style>
    <style:style style:name="co6" style:family="table-column">
      <style:table-column-properties fo:break-before="auto" style:column-width="4.43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4" style:family="table-cell" style:parent-style-name="Default">
      <style:text-properties fo:color="#999999"/>
    </style:style>
    <style:style style:name="ce1" style:family="table-cell" style:parent-style-name="Default">
      <style:table-cell-properties fo:background-color="#81d41a"/>
    </style:style>
    <style:style style:name="ce9" style:family="table-cell" style:parent-style-name="Default" style:data-style-name="N50">
      <style:table-cell-properties fo:background-color="#81d41a"/>
    </style:style>
    <style:style style:name="ce10" style:family="table-cell" style:parent-style-name="Default">
      <style:table-cell-properties fo:background-color="transparent"/>
    </style:style>
    <style:style style:name="ce12" style:family="table-cell" style:parent-style-name="Default">
      <style:table-cell-properties fo:background-color="#ffff00"/>
    </style:style>
    <style:style style:name="ce11" style:family="table-cell" style:parent-style-name="Default">
      <style:text-properties style:use-window-font-color="true" style:text-outline="false" style:text-line-through-style="none" style:text-line-through-type="none" style:font-name="Helvetica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12pt" style:language-asian="none" style:country-asian="none" style:font-style-asian="normal" style:font-weight-asian="normal" style:font-name-complex="Helvetica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50"/>
    <style:style style:name="ce8" style:family="table-cell" style:parent-style-name="Default" style:data-style-name="N50">
      <style:text-properties fo:color="#999999"/>
    </style:style>
    <style:style style:name="ce15" style:family="table-cell" style:parent-style-name="Default" style:data-style-name="N0"/>
    <style:style style:name="ce18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IE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ce9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office:value-type="string" calcext:value-type="string">
            <text:p>Taxa</text:p>
          </table:table-cell>
          <table:table-cell office:value-type="string" calcext:value-type="string">
            <text:p>Dimensions</text:p>
          </table:table-cell>
          <table:table-cell office:value-type="string" calcext:value-type="string">
            <text:p>levels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Where</text:p>
          </table:table-cell>
          <table:table-cell table:style-name="Default" office:value-type="string" calcext:value-type="string">
            <text:p>Statu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RAM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Default"/>
          <table:table-cell table:formula="of:=SUM([.H3:.H5297])" office:value-type="float" office:value="22772.521275" calcext:value-type="float">
            <text:p>22772.521275</text:p>
          </table:table-cell>
          <table:table-cell table:formula="of:=[.H2]/24/365" office:value-type="float" office:value="2.59960288527397" calcext:value-type="float">
            <text:p>2.59960288527397</text:p>
          </table:table-cell>
          <table:table-cell office:value-type="string" calcext:value-type="string">
            <text:p>&lt;- CPU years</text:p>
          </table:table-cell>
          <table:table-cell table:formula="of:=SUM([.J3:.J456])" office:value-type="float" office:value="3949.4" calcext:value-type="float">
            <text:p>3949.4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chain1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154.3671" calcext:value-type="float">
            <text:p>154.3671</text:p>
          </table:table-cell>
          <table:table-cell table:style-name="ce3" office:value-type="date" office:date-value="2021-10-13T11:59:00" calcext:value-type="date">
            <text:p>13/10/21 11:5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chain2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153.2832" calcext:value-type="float">
            <text:p>153.2832</text:p>
          </table:table-cell>
          <table:table-cell table:style-name="ce3" office:value-type="date" office:date-value="2021-10-13T11:59:00" calcext:value-type="date">
            <text:p>13/10/21 11:5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chain3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154.1598" calcext:value-type="float">
            <text:p>154.1598</text:p>
          </table:table-cell>
          <table:table-cell table:style-name="ce3" office:value-type="date" office:date-value="2021-10-13T11:59:00" calcext:value-type="date">
            <text:p>13/10/21 11:5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6604" calcext:value-type="float">
            <text:p>6604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Telluraves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151.2328" calcext:value-type="float">
            <text:p>151.2328</text:p>
          </table:table-cell>
          <table:table-cell table:style-name="ce3" office:value-type="date" office:date-value="2021-10-13T11:59:00" calcext:value-type="date">
            <text:p>13/10/21 11:59</text:p>
          </table:table-cell>
          <table:table-cell table:number-columns-repeated="1015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Strisores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1.647848" calcext:value-type="float">
            <text:p>1.647848</text:p>
          </table:table-cell>
          <table:table-cell table:style-name="ce3"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4" office:value-type="float" office:value="52" calcext:value-type="float">
            <text:p>52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superorder_lvl_order_suborder_Paleognathae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2"/>
          <table:table-cell table:style-name="ce8"/>
          <table:table-cell table:style-name="ce4" table:number-columns-repeated="1015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Otidimorphae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0.9" calcext:value-type="float">
            <text:p>0.9</text:p>
          </table:table-cell>
          <table:table-cell table:style-name="ce3"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4" office:value-type="float" office:value="24" calcext:value-type="float">
            <text:p>24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superorder_lvl_order_suborder_Mirandornithes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2"/>
          <table:table-cell table:style-name="ce8"/>
          <table:table-cell table:style-name="ce4" table:number-columns-repeated="1015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Galloanserae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2.973291" calcext:value-type="float">
            <text:p>2.973291</text:p>
          </table:table-cell>
          <table:table-cell table:style-name="ce3"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Columbbimorphae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1.264576" calcext:value-type="float">
            <text:p>1.264576</text:p>
          </table:table-cell>
          <table:table-cell table:style-name="ce3"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Aequornithes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2.703039" calcext:value-type="float">
            <text:p>2.703039</text:p>
          </table:table-cell>
          <table:table-cell table:style-name="ce3"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4" office:value-type="float" office:value="240" calcext:value-type="float">
            <text:p>240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Accipitriformes <text:s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156" calcext:value-type="float">
            <text:p>156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Anseriformes <text:s text:c="4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331" calcext:value-type="float">
            <text:p>33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Apodiformes <text:s text:c="5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66" calcext:value-type="float">
            <text:p>66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Bucerotiformes <text:s text:c="2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23" calcext:value-type="float">
            <text:p>23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Caprimulgiformes 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order_lvl_suborder_superfam_Charadriiformes <text:s/>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1.920523" calcext:value-type="float">
            <text:p>1.920523</text:p>
          </table:table-cell>
          <table:table-cell table:style-name="ce3"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Ciconiiformes <text:s text:c="3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8"/>
          <table:table-cell table:style-name="ce4" office:value-type="string" calcext:value-type="string">
            <text:p>s</text:p>
          </table:table-cell>
          <table:table-cell table:style-name="ce4" table:number-columns-repeated="1009"/>
        </table:table-row>
        <table:table-row table:style-name="ro1">
          <table:table-cell table:style-name="ce4" office:value-type="float" office:value="266" calcext:value-type="float">
            <text:p>266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Columbiformes <text:s text:c="3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149" calcext:value-type="float">
            <text:p>14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Coraciiformes <text:s text:c="3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134" calcext:value-type="float">
            <text:p>134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Cuculiformes <text:s text:c="4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63" calcext:value-type="float">
            <text:p>63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Falconiformes <text:s text:c="3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265" calcext:value-type="float">
            <text:p>265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Galliformes <text:s text:c="5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order_lvl_suborder_superfam_Gruiformes <text:s text:c="6"/>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0.5" calcext:value-type="float">
            <text:p>0.5</text:p>
          </table:table-cell>
          <table:table-cell table:style-name="ce3"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4" office:value-type="float" office:value="22" calcext:value-type="float">
            <text:p>22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Musophagiformes <text:s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25" calcext:value-type="float">
            <text:p>25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Otidiformes <text:s text:c="5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order_lvl_suborder_superfam_Passeriformes <text:s text:c="3"/>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59.92457" calcext:value-type="float">
            <text:p>59.92457</text:p>
          </table:table-cell>
          <table:table-cell table:style-name="ce3" office:value-type="date" office:date-value="2021-10-13T11:59:00" calcext:value-type="date">
            <text:p>13/10/21 11:59</text:p>
          </table:table-cell>
          <table:table-cell table:number-columns-repeated="1015"/>
        </table:table-row>
        <table:table-row table:style-name="ro1">
          <table:table-cell table:style-name="ce4" office:value-type="float" office:value="103" calcext:value-type="float">
            <text:p>103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Pelecaniformes <text:s text:c="2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order_lvl_suborder_superfam_Piciformes <text:s text:c="6"/>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1.756259" calcext:value-type="float">
            <text:p>1.756259</text:p>
          </table:table-cell>
          <table:table-cell table:style-name="ce3"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4" office:value-type="float" office:value="18" calcext:value-type="float">
            <text:p>18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Podicipediformes 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112" calcext:value-type="float">
            <text:p>112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Procellariiformes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341" calcext:value-type="float">
            <text:p>34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Psittaciformes <text:s text:c="2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16" calcext:value-type="float">
            <text:p>16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Pterocliformes <text:s text:c="2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17" calcext:value-type="float">
            <text:p>1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Sphenisciformes <text:s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76" calcext:value-type="float">
            <text:p>76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Strigiformes <text:s text:c="4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52" calcext:value-type="float">
            <text:p>52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Suliformes <text:s text:c="6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41" calcext:value-type="float">
            <text:p>4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Tinamiformes <text:s text:c="4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41" calcext:value-type="float">
            <text:p>4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Trogoniformes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Ardei <text:s text:c="6"/>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0.5" calcext:value-type="float">
            <text:p>0.5</text:p>
          </table:table-cell>
          <table:table-cell table:style-name="ce3"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4" office:value-type="float" office:value="57" calcext:value-type="float">
            <text:p>5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suborder_lvl_superfam_fam_Buceroti <text:s text:c="3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98" calcext:value-type="float">
            <text:p>98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suborder_lvl_superfam_fam_Charadrii <text:s text:c="2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Galbuli <text:s text:c="4"/>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0.2" calcext:value-type="float">
            <text:p>0.2</text:p>
          </table:table-cell>
          <table:table-cell table:style-name="ce3"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suborder_lvl_superfam_fam_Grui <text:s text:c="7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Lari <text:s text:c="7"/>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1" calcext:value-type="float">
            <text:p>1</text:p>
          </table:table-cell>
          <table:table-cell table:style-name="ce3"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float" office:value="4249" calcext:value-type="float">
            <text:p>4249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Passeri <text:s text:c="4"/>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108.4344" calcext:value-type="float">
            <text:p>108.4344</text:p>
          </table:table-cell>
          <table:table-cell table:style-name="ce3" office:value-type="date" office:date-value="2021-10-13T11:59:00" calcext:value-type="date">
            <text:p>13/10/21 11:59</text:p>
          </table:table-cell>
          <table:table-cell table:number-columns-repeated="1015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Phasianoidea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1" calcext:value-type="float">
            <text:p>1</text:p>
          </table:table-cell>
          <table:table-cell table:style-name="ce3"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Pici <text:s text:c="7"/>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1.65647" calcext:value-type="float">
            <text:p>1.65647</text:p>
          </table:table-cell>
          <table:table-cell table:style-name="ce3"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4" office:value-type="float" office:value="119" calcext:value-type="float">
            <text:p>11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suborder_lvl_superfam_fam_Ralli <text:s text:c="6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102" calcext:value-type="float">
            <text:p>102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suborder_lvl_superfam_fam_Scolopaci <text:s text:c="2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office:value-type="float" office:value="978" calcext:value-type="float">
            <text:p>97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Tyranni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10.32763" calcext:value-type="float">
            <text:p>10.32763</text:p>
          </table:table-cell>
          <table:table-cell table:style-name="ce3"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fam_lvl_fam_Certhioidea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0.5" calcext:value-type="float">
            <text:p>0.5</text:p>
          </table:table-cell>
          <table:table-cell table:style-name="ce3"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fam_lvl_fam_Corvoidea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7.513349" calcext:value-type="float">
            <text:p>7.513349</text:p>
          </table:table-cell>
          <table:table-cell table:style-name="ce3"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fam_lvl_fam_Meliphagoidea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1.24356" calcext:value-type="float">
            <text:p>1.24356</text:p>
          </table:table-cell>
          <table:table-cell table:style-name="ce3"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4" office:value-type="float" office:value="27" calcext:value-type="float">
            <text:p>2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superfam_lvl_fam_Menuroidea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01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50.88889" calcext:value-type="float">
            <text:p>50.88889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02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39.99389" calcext:value-type="float">
            <text:p>39.99389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03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57.25667" calcext:value-type="float">
            <text:p>57.25667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04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52.92556" calcext:value-type="float">
            <text:p>52.92556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05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7.18944" calcext:value-type="float">
            <text:p>47.18944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06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9.62278" calcext:value-type="float">
            <text:p>49.62278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07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39.8975" calcext:value-type="float">
            <text:p>39.8975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08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54.17833" calcext:value-type="float">
            <text:p>54.17833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09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62.19722" calcext:value-type="float">
            <text:p>62.19722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10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55.69444" calcext:value-type="float">
            <text:p>55.69444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11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53.1175" calcext:value-type="float">
            <text:p>53.1175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12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53.83056" calcext:value-type="float">
            <text:p>53.83056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13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51.9325" calcext:value-type="float">
            <text:p>51.9325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14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5.25278" calcext:value-type="float">
            <text:p>45.25278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15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1" calcext:value-type="float">
            <text:p>41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16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4.53639" calcext:value-type="float">
            <text:p>44.53639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17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1.30389" calcext:value-type="float">
            <text:p>41.30389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18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1.93361" calcext:value-type="float">
            <text:p>41.93361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19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9.05028" calcext:value-type="float">
            <text:p>49.05028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20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1.75528" calcext:value-type="float">
            <text:p>41.75528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21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7.15694" calcext:value-type="float">
            <text:p>47.15694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22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1.69" calcext:value-type="float">
            <text:p>41.69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23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1.77806" calcext:value-type="float">
            <text:p>41.77806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24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8.5525" calcext:value-type="float">
            <text:p>48.5525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25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52.06056" calcext:value-type="float">
            <text:p>52.06056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26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4.83694" calcext:value-type="float">
            <text:p>44.83694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27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1.69611" calcext:value-type="float">
            <text:p>41.69611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28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1.05944" calcext:value-type="float">
            <text:p>41.05944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29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1.46444" calcext:value-type="float">
            <text:p>41.46444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30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1.63972" calcext:value-type="float">
            <text:p>41.63972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31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6.4725" calcext:value-type="float">
            <text:p>46.4725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32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1.19111" calcext:value-type="float">
            <text:p>41.19111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33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37.81167" calcext:value-type="float">
            <text:p>37.81167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34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1.73944" calcext:value-type="float">
            <text:p>41.73944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35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1.72083" calcext:value-type="float">
            <text:p>41.72083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36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1.34333" calcext:value-type="float">
            <text:p>41.34333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37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1.72333" calcext:value-type="float">
            <text:p>41.72333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3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37.70417" calcext:value-type="float">
            <text:p>37.70417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39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1.66583" calcext:value-type="float">
            <text:p>41.66583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4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37.81167" calcext:value-type="float">
            <text:p>37.81167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4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37.72806" calcext:value-type="float">
            <text:p>37.72806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4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37.66361" calcext:value-type="float">
            <text:p>37.66361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4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37.77306" calcext:value-type="float">
            <text:p>37.77306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4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37.82556" calcext:value-type="float">
            <text:p>37.82556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4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0444" calcext:value-type="float">
            <text:p>37.70444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4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5806" calcext:value-type="float">
            <text:p>37.65806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4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37.70389" calcext:value-type="float">
            <text:p>37.70389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4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37.80417" calcext:value-type="float">
            <text:p>37.80417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4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37.6675" calcext:value-type="float">
            <text:p>37.6675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5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37.79556" calcext:value-type="float">
            <text:p>37.79556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5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55.22083" calcext:value-type="float">
            <text:p>55.22083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5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2.75444" calcext:value-type="float">
            <text:p>52.75444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5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525" calcext:value-type="float">
            <text:p>37.6525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5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0444" calcext:value-type="float">
            <text:p>37.70444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5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6972" calcext:value-type="float">
            <text:p>37.76972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5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9528" calcext:value-type="float">
            <text:p>37.79528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5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6778" calcext:value-type="float">
            <text:p>37.76778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5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4444" calcext:value-type="float">
            <text:p>37.74444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5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1389" calcext:value-type="float">
            <text:p>37.71389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6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35944" calcext:value-type="float">
            <text:p>48.35944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6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65778" calcext:value-type="float">
            <text:p>49.65778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6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63667" calcext:value-type="float">
            <text:p>47.63667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6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3.20417" calcext:value-type="float">
            <text:p>43.20417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6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79361" calcext:value-type="float">
            <text:p>49.79361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6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69583" calcext:value-type="float">
            <text:p>50.69583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6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30472" calcext:value-type="float">
            <text:p>41.30472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6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41333" calcext:value-type="float">
            <text:p>41.41333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6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82944" calcext:value-type="float">
            <text:p>41.82944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6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73667" calcext:value-type="float">
            <text:p>41.73667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7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8.09972" calcext:value-type="float">
            <text:p>58.09972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7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2.85583" calcext:value-type="float">
            <text:p>52.85583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7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34889" calcext:value-type="float">
            <text:p>41.34889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7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66194" calcext:value-type="float">
            <text:p>41.66194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7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45944" calcext:value-type="float">
            <text:p>41.45944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7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95139" calcext:value-type="float">
            <text:p>51.95139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7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0.03056" calcext:value-type="float">
            <text:p>40.03056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7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8.7175" calcext:value-type="float">
            <text:p>58.7175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7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2.77722" calcext:value-type="float">
            <text:p>52.77722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7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29361" calcext:value-type="float">
            <text:p>47.29361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8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37611" calcext:value-type="float">
            <text:p>50.37611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8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5775" calcext:value-type="float">
            <text:p>50.5775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8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32139" calcext:value-type="float">
            <text:p>41.32139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8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67722" calcext:value-type="float">
            <text:p>41.67722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8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94528" calcext:value-type="float">
            <text:p>41.94528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8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52222" calcext:value-type="float">
            <text:p>51.52222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8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3.77944" calcext:value-type="float">
            <text:p>53.77944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8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3.77694" calcext:value-type="float">
            <text:p>53.77694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8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2.58167" calcext:value-type="float">
            <text:p>52.58167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8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75306" calcext:value-type="float">
            <text:p>51.75306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9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5.67028" calcext:value-type="float">
            <text:p>45.67028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9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6.37944" calcext:value-type="float">
            <text:p>46.37944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9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06889" calcext:value-type="float">
            <text:p>48.06889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9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5111" calcext:value-type="float">
            <text:p>37.75111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9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6.595" calcext:value-type="float">
            <text:p>46.595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9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32139" calcext:value-type="float">
            <text:p>41.32139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9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5806" calcext:value-type="float">
            <text:p>37.75806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9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" calcext:value-type="float">
            <text:p>37.7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9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6.98972" calcext:value-type="float">
            <text:p>56.98972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9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4889" calcext:value-type="float">
            <text:p>37.74889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0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06889" calcext:value-type="float">
            <text:p>48.06889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9" calcext:value-type="float">
            <text:p>8749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0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94417" calcext:value-type="float">
            <text:p>49.94417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50" calcext:value-type="float">
            <text:p>8750</text:p>
          </table:table-cell>
          <table:table-cell office:value-type="float" office:value="8" calcext:value-type="float">
            <text:p>8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0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5375" calcext:value-type="float">
            <text:p>47.5375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51" calcext:value-type="float">
            <text:p>8751</text:p>
          </table:table-cell>
          <table:table-cell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0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54972" calcext:value-type="float">
            <text:p>51.54972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52" calcext:value-type="float">
            <text:p>8752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0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35167" calcext:value-type="float">
            <text:p>50.35167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53" calcext:value-type="float">
            <text:p>8753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0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4.73" calcext:value-type="float">
            <text:p>54.73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54" calcext:value-type="float">
            <text:p>8754</text:p>
          </table:table-cell>
          <table:table-cell office:value-type="float" office:value="8" calcext:value-type="float">
            <text:p>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0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53278" calcext:value-type="float">
            <text:p>47.53278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55" calcext:value-type="float">
            <text:p>8755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0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32139" calcext:value-type="float">
            <text:p>41.32139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56" calcext:value-type="float">
            <text:p>8756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0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31722" calcext:value-type="float">
            <text:p>48.31722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57" calcext:value-type="float">
            <text:p>8757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0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03778" calcext:value-type="float">
            <text:p>50.03778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58" calcext:value-type="float">
            <text:p>8758</text:p>
          </table:table-cell>
          <table:table-cell office:value-type="float" office:value="8" calcext:value-type="float">
            <text:p>8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1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02361" calcext:value-type="float">
            <text:p>50.02361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59" calcext:value-type="float">
            <text:p>8759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1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07694" calcext:value-type="float">
            <text:p>50.07694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60" calcext:value-type="float">
            <text:p>8760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1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69861" calcext:value-type="float">
            <text:p>49.69861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61" calcext:value-type="float">
            <text:p>8761</text:p>
          </table:table-cell>
          <table:table-cell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1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57472" calcext:value-type="float">
            <text:p>49.57472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62" calcext:value-type="float">
            <text:p>8762</text:p>
          </table:table-cell>
          <table:table-cell office:value-type="float" office:value="8" calcext:value-type="float">
            <text:p>8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1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61167" calcext:value-type="float">
            <text:p>49.61167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63" calcext:value-type="float">
            <text:p>8763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1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66833" calcext:value-type="float">
            <text:p>49.66833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64" calcext:value-type="float">
            <text:p>8764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1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61806" calcext:value-type="float">
            <text:p>49.61806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65" calcext:value-type="float">
            <text:p>8765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1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3.66306" calcext:value-type="float">
            <text:p>43.66306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66" calcext:value-type="float">
            <text:p>8766</text:p>
          </table:table-cell>
          <table:table-cell office:value-type="float" office:value="8" calcext:value-type="float">
            <text:p>8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1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815" calcext:value-type="float">
            <text:p>49.815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67" calcext:value-type="float">
            <text:p>8767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1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65528" calcext:value-type="float">
            <text:p>47.65528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68" calcext:value-type="float">
            <text:p>8768</text:p>
          </table:table-cell>
          <table:table-cell office:value-type="float" office:value="8" calcext:value-type="float">
            <text:p>8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2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7361" calcext:value-type="float">
            <text:p>37.67361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69" calcext:value-type="float">
            <text:p>8769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2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6" calcext:value-type="float">
            <text:p>37.76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70" calcext:value-type="float">
            <text:p>8770</text:p>
          </table:table-cell>
          <table:table-cell office:value-type="float" office:value="8" calcext:value-type="float">
            <text:p>8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2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065" calcext:value-type="float">
            <text:p>50.065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71" calcext:value-type="float">
            <text:p>8771</text:p>
          </table:table-cell>
          <table:table-cell office:value-type="float" office:value="8" calcext:value-type="float">
            <text:p>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2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2917" calcext:value-type="float">
            <text:p>37.72917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72" calcext:value-type="float">
            <text:p>8772</text:p>
          </table:table-cell>
          <table:table-cell office:value-type="float" office:value="8" calcext:value-type="float">
            <text:p>8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2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8.25111" calcext:value-type="float">
            <text:p>38.25111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73" calcext:value-type="float">
            <text:p>8773</text:p>
          </table:table-cell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2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1944" calcext:value-type="float">
            <text:p>37.71944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74" calcext:value-type="float">
            <text:p>8774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2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7722" calcext:value-type="float">
            <text:p>37.67722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75" calcext:value-type="float">
            <text:p>8775</text:p>
          </table:table-cell>
          <table:table-cell office:value-type="float" office:value="8" calcext:value-type="float">
            <text:p>8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2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34889" calcext:value-type="float">
            <text:p>48.34889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76" calcext:value-type="float">
            <text:p>8776</text:p>
          </table:table-cell>
          <table:table-cell office:value-type="float" office:value="8" calcext:value-type="float">
            <text:p>8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2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35444" calcext:value-type="float">
            <text:p>48.35444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77" calcext:value-type="float">
            <text:p>8777</text:p>
          </table:table-cell>
          <table:table-cell office:value-type="float" office:value="8" calcext:value-type="float">
            <text:p>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2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33056" calcext:value-type="float">
            <text:p>48.33056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78" calcext:value-type="float">
            <text:p>8778</text:p>
          </table:table-cell>
          <table:table-cell office:value-type="float" office:value="8" calcext:value-type="float">
            <text:p>8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3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04083" calcext:value-type="float">
            <text:p>50.04083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79" calcext:value-type="float">
            <text:p>8779</text:p>
          </table:table-cell>
          <table:table-cell office:value-type="float" office:value="8" calcext:value-type="float">
            <text:p>8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3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25139" calcext:value-type="float">
            <text:p>39.25139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80" calcext:value-type="float">
            <text:p>8780</text:p>
          </table:table-cell>
          <table:table-cell office:value-type="float" office:value="8" calcext:value-type="float">
            <text:p>8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3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23556" calcext:value-type="float">
            <text:p>39.23556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81" calcext:value-type="float">
            <text:p>8781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3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38667" calcext:value-type="float">
            <text:p>48.38667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82" calcext:value-type="float">
            <text:p>8782</text:p>
          </table:table-cell>
          <table:table-cell office:value-type="float" office:value="8" calcext:value-type="float">
            <text:p>8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3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3.24806" calcext:value-type="float">
            <text:p>43.24806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83" calcext:value-type="float">
            <text:p>8783</text:p>
          </table:table-cell>
          <table:table-cell office:value-type="float" office:value="8" calcext:value-type="float">
            <text:p>8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3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4.95472" calcext:value-type="float">
            <text:p>44.95472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84" calcext:value-type="float">
            <text:p>8784</text:p>
          </table:table-cell>
          <table:table-cell office:value-type="float" office:value="8" calcext:value-type="float">
            <text:p>8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3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27972" calcext:value-type="float">
            <text:p>50.27972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85" calcext:value-type="float">
            <text:p>8785</text:p>
          </table:table-cell>
          <table:table-cell office:value-type="float" office:value="8" calcext:value-type="float">
            <text:p>8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3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55111" calcext:value-type="float">
            <text:p>48.55111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86" calcext:value-type="float">
            <text:p>8786</text:p>
          </table:table-cell>
          <table:table-cell office:value-type="float" office:value="8" calcext:value-type="float">
            <text:p>8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3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39972" calcext:value-type="float">
            <text:p>50.39972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87" calcext:value-type="float">
            <text:p>8787</text:p>
          </table:table-cell>
          <table:table-cell office:value-type="float" office:value="8" calcext:value-type="float">
            <text:p>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3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44056" calcext:value-type="float">
            <text:p>48.44056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88" calcext:value-type="float">
            <text:p>8788</text:p>
          </table:table-cell>
          <table:table-cell office:value-type="float" office:value="8" calcext:value-type="float">
            <text:p>8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4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40472" calcext:value-type="float">
            <text:p>48.40472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89" calcext:value-type="float">
            <text:p>8789</text:p>
          </table:table-cell>
          <table:table-cell office:value-type="float" office:value="8" calcext:value-type="float">
            <text:p>8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4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31472" calcext:value-type="float">
            <text:p>48.31472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90" calcext:value-type="float">
            <text:p>8790</text:p>
          </table:table-cell>
          <table:table-cell office:value-type="float" office:value="8" calcext:value-type="float">
            <text:p>8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4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34889" calcext:value-type="float">
            <text:p>48.34889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91" calcext:value-type="float">
            <text:p>8791</text:p>
          </table:table-cell>
          <table:table-cell office:value-type="float" office:value="8" calcext:value-type="float">
            <text:p>8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4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42" calcext:value-type="float">
            <text:p>48.42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92" calcext:value-type="float">
            <text:p>8792</text:p>
          </table:table-cell>
          <table:table-cell office:value-type="float" office:value="8" calcext:value-type="float">
            <text:p>8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4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5.41528" calcext:value-type="float">
            <text:p>45.41528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93" calcext:value-type="float">
            <text:p>8793</text:p>
          </table:table-cell>
          <table:table-cell office:value-type="float" office:value="8" calcext:value-type="float">
            <text:p>8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4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76472" calcext:value-type="float">
            <text:p>50.76472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94" calcext:value-type="float">
            <text:p>8794</text:p>
          </table:table-cell>
          <table:table-cell office:value-type="float" office:value="8" calcext:value-type="float">
            <text:p>8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4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95472" calcext:value-type="float">
            <text:p>49.95472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95" calcext:value-type="float">
            <text:p>8795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4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47222" calcext:value-type="float">
            <text:p>50.47222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96" calcext:value-type="float">
            <text:p>8796</text:p>
          </table:table-cell>
          <table:table-cell office:value-type="float" office:value="8" calcext:value-type="float">
            <text:p>8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4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62611" calcext:value-type="float">
            <text:p>47.62611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97" calcext:value-type="float">
            <text:p>8797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4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12861" calcext:value-type="float">
            <text:p>41.12861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98" calcext:value-type="float">
            <text:p>8798</text:p>
          </table:table-cell>
          <table:table-cell office:value-type="float" office:value="8" calcext:value-type="float">
            <text:p>8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5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72028" calcext:value-type="float">
            <text:p>41.72028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99" calcext:value-type="float">
            <text:p>8799</text:p>
          </table:table-cell>
          <table:table-cell office:value-type="float" office:value="8" calcext:value-type="float">
            <text:p>8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5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0.88111" calcext:value-type="float">
            <text:p>40.88111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00" calcext:value-type="float">
            <text:p>8800</text:p>
          </table:table-cell>
          <table:table-cell office:value-type="float" office:value="8" calcext:value-type="float">
            <text:p>8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5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71083" calcext:value-type="float">
            <text:p>41.71083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01" calcext:value-type="float">
            <text:p>8801</text:p>
          </table:table-cell>
          <table:table-cell office:value-type="float" office:value="8" calcext:value-type="float">
            <text:p>8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5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0.88167" calcext:value-type="float">
            <text:p>40.88167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02" calcext:value-type="float">
            <text:p>8802</text:p>
          </table:table-cell>
          <table:table-cell office:value-type="float" office:value="8" calcext:value-type="float">
            <text:p>8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5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9083" calcext:value-type="float">
            <text:p>37.69083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03" calcext:value-type="float">
            <text:p>8803</text:p>
          </table:table-cell>
          <table:table-cell office:value-type="float" office:value="8" calcext:value-type="float">
            <text:p>8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5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8.25806" calcext:value-type="float">
            <text:p>38.25806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04" calcext:value-type="float">
            <text:p>8804</text:p>
          </table:table-cell>
          <table:table-cell office:value-type="float" office:value="8" calcext:value-type="float">
            <text:p>8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5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3.84889" calcext:value-type="float">
            <text:p>43.84889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05" calcext:value-type="float">
            <text:p>8805</text:p>
          </table:table-cell>
          <table:table-cell office:value-type="float" office:value="8" calcext:value-type="float">
            <text:p>8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5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5.35444" calcext:value-type="float">
            <text:p>45.35444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06" calcext:value-type="float">
            <text:p>8806</text:p>
          </table:table-cell>
          <table:table-cell office:value-type="float" office:value="8" calcext:value-type="float">
            <text:p>8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5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0611" calcext:value-type="float">
            <text:p>37.70611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07" calcext:value-type="float">
            <text:p>8807</text:p>
          </table:table-cell>
          <table:table-cell office:value-type="float" office:value="8" calcext:value-type="float">
            <text:p>8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5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2583" calcext:value-type="float">
            <text:p>37.62583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08" calcext:value-type="float">
            <text:p>8808</text:p>
          </table:table-cell>
          <table:table-cell office:value-type="float" office:value="8" calcext:value-type="float">
            <text:p>8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6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2417" calcext:value-type="float">
            <text:p>37.72417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09" calcext:value-type="float">
            <text:p>8809</text:p>
          </table:table-cell>
          <table:table-cell office:value-type="float" office:value="8" calcext:value-type="float">
            <text:p>8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6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9194" calcext:value-type="float">
            <text:p>37.69194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10" calcext:value-type="float">
            <text:p>8810</text:p>
          </table:table-cell>
          <table:table-cell office:value-type="float" office:value="8" calcext:value-type="float">
            <text:p>8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6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8722" calcext:value-type="float">
            <text:p>37.68722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6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8.23861" calcext:value-type="float">
            <text:p>38.23861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12" calcext:value-type="float">
            <text:p>8812</text:p>
          </table:table-cell>
          <table:table-cell office:value-type="float" office:value="8" calcext:value-type="float">
            <text:p>8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6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7667" calcext:value-type="float">
            <text:p>37.67667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13" calcext:value-type="float">
            <text:p>8813</text:p>
          </table:table-cell>
          <table:table-cell office:value-type="float" office:value="8" calcext:value-type="float">
            <text:p>8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6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2722" calcext:value-type="float">
            <text:p>37.62722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14" calcext:value-type="float">
            <text:p>8814</text:p>
          </table:table-cell>
          <table:table-cell office:value-type="float" office:value="8" calcext:value-type="float">
            <text:p>8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6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7889" calcext:value-type="float">
            <text:p>37.67889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15" calcext:value-type="float">
            <text:p>8815</text:p>
          </table:table-cell>
          <table:table-cell office:value-type="float" office:value="8" calcext:value-type="float">
            <text:p>8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6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9194" calcext:value-type="float">
            <text:p>37.69194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16" calcext:value-type="float">
            <text:p>8816</text:p>
          </table:table-cell>
          <table:table-cell office:value-type="float" office:value="8" calcext:value-type="float">
            <text:p>8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6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54389" calcext:value-type="float">
            <text:p>41.54389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17" calcext:value-type="float">
            <text:p>8817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6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5222" calcext:value-type="float">
            <text:p>37.75222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18" calcext:value-type="float">
            <text:p>8818</text:p>
          </table:table-cell>
          <table:table-cell office:value-type="float" office:value="8" calcext:value-type="float">
            <text:p>8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7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1972" calcext:value-type="float">
            <text:p>37.71972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19" calcext:value-type="float">
            <text:p>8819</text:p>
          </table:table-cell>
          <table:table-cell office:value-type="float" office:value="8" calcext:value-type="float">
            <text:p>8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7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96167" calcext:value-type="float">
            <text:p>39.96167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20" calcext:value-type="float">
            <text:p>8820</text:p>
          </table:table-cell>
          <table:table-cell office:value-type="float" office:value="8" calcext:value-type="float">
            <text:p>8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7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5.91083" calcext:value-type="float">
            <text:p>45.91083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8" calcext:value-type="float">
            <text:p>8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7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62667" calcext:value-type="float">
            <text:p>51.62667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22" calcext:value-type="float">
            <text:p>8822</text:p>
          </table:table-cell>
          <table:table-cell office:value-type="float" office:value="8" calcext:value-type="float">
            <text:p>8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7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75028" calcext:value-type="float">
            <text:p>51.75028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23" calcext:value-type="float">
            <text:p>8823</text:p>
          </table:table-cell>
          <table:table-cell office:value-type="float" office:value="8" calcext:value-type="float">
            <text:p>8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7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1556" calcext:value-type="float">
            <text:p>37.71556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24" calcext:value-type="float">
            <text:p>8824</text:p>
          </table:table-cell>
          <table:table-cell office:value-type="float" office:value="8" calcext:value-type="float">
            <text:p>8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7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35333" calcext:value-type="float">
            <text:p>49.35333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25" calcext:value-type="float">
            <text:p>8825</text:p>
          </table:table-cell>
          <table:table-cell office:value-type="float" office:value="8" calcext:value-type="float">
            <text:p>8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7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45056" calcext:value-type="float">
            <text:p>48.45056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26" calcext:value-type="float">
            <text:p>8826</text:p>
          </table:table-cell>
          <table:table-cell office:value-type="float" office:value="8" calcext:value-type="float">
            <text:p>8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7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0.26528" calcext:value-type="float">
            <text:p>40.26528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27" calcext:value-type="float">
            <text:p>8827</text:p>
          </table:table-cell>
          <table:table-cell office:value-type="float" office:value="8" calcext:value-type="float">
            <text:p>8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7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09389" calcext:value-type="float">
            <text:p>37.09389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28" calcext:value-type="float">
            <text:p>8828</text:p>
          </table:table-cell>
          <table:table-cell office:value-type="float" office:value="8" calcext:value-type="float">
            <text:p>8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8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4.48639" calcext:value-type="float">
            <text:p>54.48639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29" calcext:value-type="float">
            <text:p>8829</text:p>
          </table:table-cell>
          <table:table-cell office:value-type="float" office:value="8" calcext:value-type="float">
            <text:p>8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8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9667" calcext:value-type="float">
            <text:p>37.69667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30" calcext:value-type="float">
            <text:p>8830</text:p>
          </table:table-cell>
          <table:table-cell office:value-type="float" office:value="8" calcext:value-type="float">
            <text:p>8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8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66444" calcext:value-type="float">
            <text:p>39.66444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31" calcext:value-type="float">
            <text:p>8831</text:p>
          </table:table-cell>
          <table:table-cell office:value-type="float" office:value="8" calcext:value-type="float">
            <text:p>8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8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6694" calcext:value-type="float">
            <text:p>37.66694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32" calcext:value-type="float">
            <text:p>8832</text:p>
          </table:table-cell>
          <table:table-cell office:value-type="float" office:value="8" calcext:value-type="float">
            <text:p>8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8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8361" calcext:value-type="float">
            <text:p>37.68361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33" calcext:value-type="float">
            <text:p>8833</text:p>
          </table:table-cell>
          <table:table-cell office:value-type="float" office:value="8" calcext:value-type="float">
            <text:p>8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8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3833" calcext:value-type="float">
            <text:p>37.63833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34" calcext:value-type="float">
            <text:p>8834</text:p>
          </table:table-cell>
          <table:table-cell office:value-type="float" office:value="8" calcext:value-type="float">
            <text:p>8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8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0.25028" calcext:value-type="float">
            <text:p>40.25028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35" calcext:value-type="float">
            <text:p>8835</text:p>
          </table:table-cell>
          <table:table-cell office:value-type="float" office:value="8" calcext:value-type="float">
            <text:p>8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8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6222" calcext:value-type="float">
            <text:p>37.66222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36" calcext:value-type="float">
            <text:p>8836</text:p>
          </table:table-cell>
          <table:table-cell office:value-type="float" office:value="8" calcext:value-type="float">
            <text:p>8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8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0.42167" calcext:value-type="float">
            <text:p>40.42167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37" calcext:value-type="float">
            <text:p>8837</text:p>
          </table:table-cell>
          <table:table-cell office:value-type="float" office:value="8" calcext:value-type="float">
            <text:p>8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8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38417" calcext:value-type="float">
            <text:p>41.38417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38" calcext:value-type="float">
            <text:p>8838</text:p>
          </table:table-cell>
          <table:table-cell office:value-type="float" office:value="8" calcext:value-type="float">
            <text:p>8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9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3083" calcext:value-type="float">
            <text:p>37.73083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39" calcext:value-type="float">
            <text:p>8839</text:p>
          </table:table-cell>
          <table:table-cell office:value-type="float" office:value="8" calcext:value-type="float">
            <text:p>8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9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82778" calcext:value-type="float">
            <text:p>37.82778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40" calcext:value-type="float">
            <text:p>8840</text:p>
          </table:table-cell>
          <table:table-cell office:value-type="float" office:value="8" calcext:value-type="float">
            <text:p>8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9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5361" calcext:value-type="float">
            <text:p>37.65361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41" calcext:value-type="float">
            <text:p>8841</text:p>
          </table:table-cell>
          <table:table-cell office:value-type="float" office:value="8" calcext:value-type="float">
            <text:p>8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9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6472" calcext:value-type="float">
            <text:p>37.66472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42" calcext:value-type="float">
            <text:p>8842</text:p>
          </table:table-cell>
          <table:table-cell office:value-type="float" office:value="8" calcext:value-type="float">
            <text:p>8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9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9861" calcext:value-type="float">
            <text:p>37.69861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43" calcext:value-type="float">
            <text:p>8843</text:p>
          </table:table-cell>
          <table:table-cell office:value-type="float" office:value="8" calcext:value-type="float">
            <text:p>8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9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20611" calcext:value-type="float">
            <text:p>47.20611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44" calcext:value-type="float">
            <text:p>8844</text:p>
          </table:table-cell>
          <table:table-cell office:value-type="float" office:value="8" calcext:value-type="float">
            <text:p>8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9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5.78056" calcext:value-type="float">
            <text:p>55.78056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45" calcext:value-type="float">
            <text:p>8845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9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09528" calcext:value-type="float">
            <text:p>39.09528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46" calcext:value-type="float">
            <text:p>8846</text:p>
          </table:table-cell>
          <table:table-cell office:value-type="float" office:value="8" calcext:value-type="float">
            <text:p>8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9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97361" calcext:value-type="float">
            <text:p>51.97361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47" calcext:value-type="float">
            <text:p>8847</text:p>
          </table:table-cell>
          <table:table-cell office:value-type="float" office:value="8" calcext:value-type="float">
            <text:p>8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9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69778" calcext:value-type="float">
            <text:p>50.69778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48" calcext:value-type="float">
            <text:p>8848</text:p>
          </table:table-cell>
          <table:table-cell office:value-type="float" office:value="8" calcext:value-type="float">
            <text:p>8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0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6.57222" calcext:value-type="float">
            <text:p>36.57222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0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78639" calcext:value-type="float">
            <text:p>48.78639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0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9889" calcext:value-type="float">
            <text:p>37.69889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0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30889" calcext:value-type="float">
            <text:p>50.30889</text:p>
          </table:table-cell>
          <table:table-cell office:value-type="string" calcext:value-type="string">
            <text:p>03/12/21 – 12:37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0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6583" calcext:value-type="float">
            <text:p>37.76583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0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1667" calcext:value-type="float">
            <text:p>37.71667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0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80611" calcext:value-type="float">
            <text:p>37.80611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0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2575" calcext:value-type="float">
            <text:p>41.2575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0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9925" calcext:value-type="float">
            <text:p>39.9925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0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675" calcext:value-type="float">
            <text:p>39.675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1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99556" calcext:value-type="float">
            <text:p>49.99556</text:p>
          </table:table-cell>
          <table:table-cell office:value-type="string" calcext:value-type="string">
            <text:p>03/12/21 – 12:37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1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3.87222" calcext:value-type="float">
            <text:p>43.87222</text:p>
          </table:table-cell>
          <table:table-cell office:value-type="string" calcext:value-type="string">
            <text:p>03/12/21 – 12:37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1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88222" calcext:value-type="float">
            <text:p>37.8822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1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45333" calcext:value-type="float">
            <text:p>50.45333</text:p>
          </table:table-cell>
          <table:table-cell office:value-type="string" calcext:value-type="string">
            <text:p>03/12/21 – 12:37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1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91333" calcext:value-type="float">
            <text:p>37.91333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1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82722" calcext:value-type="float">
            <text:p>50.8272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1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82722" calcext:value-type="float">
            <text:p>50.8272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1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99917" calcext:value-type="float">
            <text:p>37.99917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1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97028" calcext:value-type="float">
            <text:p>37.97028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1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93028" calcext:value-type="float">
            <text:p>37.93028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2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1472" calcext:value-type="float">
            <text:p>37.7147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2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84833" calcext:value-type="float">
            <text:p>37.84833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2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9625" calcext:value-type="float">
            <text:p>50.9625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2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5.2275" calcext:value-type="float">
            <text:p>45.2275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2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39806" calcext:value-type="float">
            <text:p>50.39806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2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3722" calcext:value-type="float">
            <text:p>37.7372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2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86444" calcext:value-type="float">
            <text:p>37.86444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2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5167" calcext:value-type="float">
            <text:p>37.65167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2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5361" calcext:value-type="float">
            <text:p>37.75361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2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9056" calcext:value-type="float">
            <text:p>37.69056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3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29222" calcext:value-type="float">
            <text:p>41.2922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3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4333" calcext:value-type="float">
            <text:p>37.74333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3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81417" calcext:value-type="float">
            <text:p>37.81417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3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1.87472" calcext:value-type="float">
            <text:p>61.8747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3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4275" calcext:value-type="float">
            <text:p>41.4275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3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15611" calcext:value-type="float">
            <text:p>49.15611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3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1083" calcext:value-type="float">
            <text:p>37.71083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3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35" calcext:value-type="float">
            <text:p>37.735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3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90472" calcext:value-type="float">
            <text:p>39.9047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3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99583" calcext:value-type="float">
            <text:p>39.99583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4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0.14056" calcext:value-type="float">
            <text:p>40.14056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4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17167" calcext:value-type="float">
            <text:p>39.17167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4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3.48972" calcext:value-type="float">
            <text:p>53.4897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4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3.50361" calcext:value-type="float">
            <text:p>53.50361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4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4944" calcext:value-type="float">
            <text:p>37.64944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4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63944" calcext:value-type="float">
            <text:p>39.63944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4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16639" calcext:value-type="float">
            <text:p>39.16639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4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44389" calcext:value-type="float">
            <text:p>41.44389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4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0.10722" calcext:value-type="float">
            <text:p>40.1072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4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3.70194" calcext:value-type="float">
            <text:p>53.70194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5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41222" calcext:value-type="float">
            <text:p>48.4122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5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90139" calcext:value-type="float">
            <text:p>48.90139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5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16" calcext:value-type="float">
            <text:p>49.16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5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75139" calcext:value-type="float">
            <text:p>50.75139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5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20139" calcext:value-type="float">
            <text:p>49.20139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5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7111" calcext:value-type="float">
            <text:p>37.67111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5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7194" calcext:value-type="float">
            <text:p>37.67194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5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84278" calcext:value-type="float">
            <text:p>37.84278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5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5" calcext:value-type="float">
            <text:p>37.65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5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3.54278" calcext:value-type="float">
            <text:p>43.54278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6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0.55583" calcext:value-type="float">
            <text:p>60.55583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6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34806" calcext:value-type="float">
            <text:p>41.34806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6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81917" calcext:value-type="float">
            <text:p>37.81917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6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6944" calcext:value-type="float">
            <text:p>37.66944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6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5167" calcext:value-type="float">
            <text:p>37.75167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6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725" calcext:value-type="float">
            <text:p>48.725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6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11972" calcext:value-type="float">
            <text:p>39.1197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6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87278" calcext:value-type="float">
            <text:p>49.87278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6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49611" calcext:value-type="float">
            <text:p>48.49611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6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8275" calcext:value-type="float">
            <text:p>39.8275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7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9333" calcext:value-type="float">
            <text:p>37.69333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7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0.06306" calcext:value-type="float">
            <text:p>40.06306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7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82306" calcext:value-type="float">
            <text:p>39.82306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7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1194" calcext:value-type="float">
            <text:p>37.71194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7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9583" calcext:value-type="float">
            <text:p>37.69583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7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4.14778" calcext:value-type="float">
            <text:p>44.14778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7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4.36056" calcext:value-type="float">
            <text:p>44.36056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7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58667" calcext:value-type="float">
            <text:p>41.58667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7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2.75278" calcext:value-type="float">
            <text:p>52.75278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7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2.72056" calcext:value-type="float">
            <text:p>52.72056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8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4.39056" calcext:value-type="float">
            <text:p>44.39056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8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44611" calcext:value-type="float">
            <text:p>41.44611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8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0.85694" calcext:value-type="float">
            <text:p>40.85694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8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5.31833" calcext:value-type="float">
            <text:p>65.31833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8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7.28861" calcext:value-type="float">
            <text:p>57.28861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8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24694" calcext:value-type="float">
            <text:p>39.24694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8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5.89389" calcext:value-type="float">
            <text:p>55.89389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8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64528" calcext:value-type="float">
            <text:p>39.64528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8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4.05278" calcext:value-type="float">
            <text:p>54.05278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8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46028" calcext:value-type="float">
            <text:p>48.46028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9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44083" calcext:value-type="float">
            <text:p>48.44083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9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625" calcext:value-type="float">
            <text:p>37.6625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9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82972" calcext:value-type="float">
            <text:p>37.8297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9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8667" calcext:value-type="float">
            <text:p>37.68667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9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7806" calcext:value-type="float">
            <text:p>37.67806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9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80389" calcext:value-type="float">
            <text:p>48.80389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9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65972" calcext:value-type="float">
            <text:p>48.6597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9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4.39417" calcext:value-type="float">
            <text:p>54.39417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9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44806" calcext:value-type="float">
            <text:p>49.44806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9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86972" calcext:value-type="float">
            <text:p>37.8697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0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0.08889" calcext:value-type="float">
            <text:p>40.08889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0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39333" calcext:value-type="float">
            <text:p>49.39333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0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4.57694" calcext:value-type="float">
            <text:p>44.57694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0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02083" calcext:value-type="float">
            <text:p>47.02083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0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6.98583" calcext:value-type="float">
            <text:p>46.98583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0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9325" calcext:value-type="float">
            <text:p>48.9325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0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82139" calcext:value-type="float">
            <text:p>49.82139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0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46056" calcext:value-type="float">
            <text:p>50.46056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0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33611" calcext:value-type="float">
            <text:p>49.33611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0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91417" calcext:value-type="float">
            <text:p>48.9141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1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315" calcext:value-type="float">
            <text:p>49.315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1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65528" calcext:value-type="float">
            <text:p>49.65528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1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39306" calcext:value-type="float">
            <text:p>48.39306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1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40583" calcext:value-type="float">
            <text:p>48.40583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1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79972" calcext:value-type="float">
            <text:p>51.79972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1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88861" calcext:value-type="float">
            <text:p>47.88861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1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15361" calcext:value-type="float">
            <text:p>49.15361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1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10417" calcext:value-type="float">
            <text:p>48.10417</text:p>
          </table:table-cell>
          <table:table-cell office:value-type="string" calcext:value-type="string">
            <text:p>07/01/22 – 13:48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1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21694" calcext:value-type="float">
            <text:p>41.21694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1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36361" calcext:value-type="float">
            <text:p>49.36361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2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3.76722" calcext:value-type="float">
            <text:p>43.76722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2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6.40556" calcext:value-type="float">
            <text:p>46.40556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2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4.39028" calcext:value-type="float">
            <text:p>44.39028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2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04583" calcext:value-type="float">
            <text:p>48.04583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2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03472" calcext:value-type="float">
            <text:p>48.03472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2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02833" calcext:value-type="float">
            <text:p>51.02833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2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26889" calcext:value-type="float">
            <text:p>49.26889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2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4.08806" calcext:value-type="float">
            <text:p>54.08806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2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2.275" calcext:value-type="float">
            <text:p>52.275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2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45667" calcext:value-type="float">
            <text:p>47.4566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3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87694" calcext:value-type="float">
            <text:p>47.87694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3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0675" calcext:value-type="float">
            <text:p>47.0675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3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59806" calcext:value-type="float">
            <text:p>48.59806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3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2.05861" calcext:value-type="float">
            <text:p>52.05861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3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63611" calcext:value-type="float">
            <text:p>47.63611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3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2.06167" calcext:value-type="float">
            <text:p>52.0616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3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47806" calcext:value-type="float">
            <text:p>47.47806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3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73306" calcext:value-type="float">
            <text:p>48.73306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3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78" calcext:value-type="float">
            <text:p>50.78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3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595" calcext:value-type="float">
            <text:p>51.595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4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19278" calcext:value-type="float">
            <text:p>49.19278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4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42583" calcext:value-type="float">
            <text:p>49.42583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4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085" calcext:value-type="float">
            <text:p>47.085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4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7025" calcext:value-type="float">
            <text:p>50.7025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4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44639" calcext:value-type="float">
            <text:p>49.44639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4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3.88611" calcext:value-type="float">
            <text:p>53.88611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4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235" calcext:value-type="float">
            <text:p>51.235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4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87167" calcext:value-type="float">
            <text:p>50.8716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4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2.28528" calcext:value-type="float">
            <text:p>52.28528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4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54167" calcext:value-type="float">
            <text:p>49.5416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5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97194" calcext:value-type="float">
            <text:p>47.97194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5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2.83139" calcext:value-type="float">
            <text:p>52.83139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5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56139" calcext:value-type="float">
            <text:p>50.56139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5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2.59833" calcext:value-type="float">
            <text:p>52.59833</text:p>
          </table:table-cell>
          <table:table-cell office:value-type="string" calcext:value-type="string">
            <text:p>07/01/22 – 13:48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5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6.0075" calcext:value-type="float">
            <text:p>56.0075</text:p>
          </table:table-cell>
          <table:table-cell office:value-type="string" calcext:value-type="string">
            <text:p>07/01/22 – 13:48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5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4472" calcext:value-type="float">
            <text:p>37.64472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5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6.58" calcext:value-type="float">
            <text:p>56.58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5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23528" calcext:value-type="float">
            <text:p>50.23528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5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21417" calcext:value-type="float">
            <text:p>50.2141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5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43778" calcext:value-type="float">
            <text:p>50.43778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6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3.17944" calcext:value-type="float">
            <text:p>53.17944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6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98694" calcext:value-type="float">
            <text:p>47.98694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6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52917" calcext:value-type="float">
            <text:p>50.5291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6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5.12361" calcext:value-type="float">
            <text:p>55.12361</text:p>
          </table:table-cell>
          <table:table-cell office:value-type="string" calcext:value-type="string">
            <text:p>07/01/22 – 13:48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6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5.13361" calcext:value-type="float">
            <text:p>55.13361</text:p>
          </table:table-cell>
          <table:table-cell office:value-type="string" calcext:value-type="string">
            <text:p>07/01/22 – 13:48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6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0.16611" calcext:value-type="float">
            <text:p>60.16611</text:p>
          </table:table-cell>
          <table:table-cell office:value-type="string" calcext:value-type="string">
            <text:p>07/01/22 – 13:48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6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39694" calcext:value-type="float">
            <text:p>50.39694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6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3.45083" calcext:value-type="float">
            <text:p>53.45083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6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4417" calcext:value-type="float">
            <text:p>37.6441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6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5.62917" calcext:value-type="float">
            <text:p>55.6291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7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49139" calcext:value-type="float">
            <text:p>50.49139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7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10667" calcext:value-type="float">
            <text:p>51.1066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7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44139" calcext:value-type="float">
            <text:p>50.44139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7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3.19389" calcext:value-type="float">
            <text:p>53.19389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7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60556" calcext:value-type="float">
            <text:p>50.60556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7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5.30472" calcext:value-type="float">
            <text:p>55.30472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7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35333" calcext:value-type="float">
            <text:p>51.35333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7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545" calcext:value-type="float">
            <text:p>49.545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7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23722" calcext:value-type="float">
            <text:p>50.23722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7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3.81028" calcext:value-type="float">
            <text:p>53.81028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8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49917" calcext:value-type="float">
            <text:p>49.4991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8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4.94861" calcext:value-type="float">
            <text:p>54.94861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8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5.15722" calcext:value-type="float">
            <text:p>55.15722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8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71167" calcext:value-type="float">
            <text:p>49.71167</text:p>
          </table:table-cell>
          <table:table-cell office:value-type="string" calcext:value-type="string">
            <text:p>07/01/22 – 13:48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8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7444" calcext:value-type="float">
            <text:p>37.77444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8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4.01861" calcext:value-type="float">
            <text:p>44.01861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8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43917" calcext:value-type="float">
            <text:p>47.4391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8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83611" calcext:value-type="float">
            <text:p>48.83611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8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3.59361" calcext:value-type="float">
            <text:p>53.59361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8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4.30167" calcext:value-type="float">
            <text:p>54.3016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9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84083" calcext:value-type="float">
            <text:p>50.84083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9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86361" calcext:value-type="float">
            <text:p>51.86361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9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86028" calcext:value-type="float">
            <text:p>51.86028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9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6.65722" calcext:value-type="float">
            <text:p>46.65722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9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5.82583" calcext:value-type="float">
            <text:p>45.82583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9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2.05528" calcext:value-type="float">
            <text:p>42.05528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9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78861" calcext:value-type="float">
            <text:p>50.78861</text:p>
          </table:table-cell>
          <table:table-cell office:value-type="string" calcext:value-type="string">
            <text:p>07/01/22 – 13:48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9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65639" calcext:value-type="float">
            <text:p>51.65639</text:p>
          </table:table-cell>
          <table:table-cell office:value-type="string" calcext:value-type="string">
            <text:p>07/01/22 – 13:48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9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5.07417" calcext:value-type="float">
            <text:p>55.07417</text:p>
          </table:table-cell>
          <table:table-cell office:value-type="string" calcext:value-type="string">
            <text:p>07/01/22 – 13:48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9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4.27917" calcext:value-type="float">
            <text:p>54.27917</text:p>
          </table:table-cell>
          <table:table-cell office:value-type="string" calcext:value-type="string">
            <text:p>07/01/22 – 13:48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40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3389" calcext:value-type="float">
            <text:p>37.63389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 <text:s text:c="3"/>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59.92457" calcext:value-type="float">
            <text:p>59.92457</text:p>
          </table:table-cell>
          <table:table-cell table:style-name="ce3"/>
          <table:table-cell office:value-type="float" office:value="5.6" calcext:value-type="float">
            <text:p>5.6</text:p>
          </table:table-cell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 <text:s text:c="3"/>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59.92457" calcext:value-type="float">
            <text:p>59.92457</text:p>
          </table:table-cell>
          <table:table-cell table:style-name="ce3"/>
          <table:table-cell office:value-type="float" office:value="5.6" calcext:value-type="float">
            <text:p>5.6</text:p>
          </table:table-cell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 <text:s text:c="3"/>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59.92457" calcext:value-type="float">
            <text:p>59.92457</text:p>
          </table:table-cell>
          <table:table-cell table:style-name="ce3"/>
          <table:table-cell office:value-type="float" office:value="5.6" calcext:value-type="float">
            <text:p>5.6</text:p>
          </table:table-cell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01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54.195" calcext:value-type="float">
            <text:p>54.195</text:p>
          </table:table-cell>
          <table:table-cell office:value-type="string" calcext:value-type="string">
            <text:p>05/04/2022 – 13:13</text:p>
          </table:table-cell>
          <table:table-cell office:value-type="float" office:value="5.6" calcext:value-type="float">
            <text:p>5.6</text:p>
          </table:table-cell>
          <table:table-cell office:value-type="string" calcext:value-type="string">
            <text:p>Ids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02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42.37667" calcext:value-type="float">
            <text:p>42.37667</text:p>
          </table:table-cell>
          <table:table-cell office:value-type="string" calcext:value-type="string">
            <text:p>12/04/2022 – 10:32</text:p>
          </table:table-cell>
          <table:table-cell/>
          <table:table-cell table:style-name="ce18" office:value-type="string" calcext:value-type="string">
            <text:p>47:38:54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03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43.43167" calcext:value-type="float">
            <text:p>43.43167</text:p>
          </table:table-cell>
          <table:table-cell office:value-type="string" calcext:value-type="string">
            <text:p>12/04/2022 – 10:32</text:p>
          </table:table-cell>
          <table:table-cell/>
          <table:table-cell table:style-name="ce18" office:value-type="string" calcext:value-type="string">
            <text:p>42:22:36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04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47.54389" calcext:value-type="float">
            <text:p>47.54389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04" calcext:value-type="float">
            <text:p>8845804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05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38.29889" calcext:value-type="float">
            <text:p>38.29889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05" calcext:value-type="float">
            <text:p>8845805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06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47.295" calcext:value-type="float">
            <text:p>47.295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06" calcext:value-type="float">
            <text:p>8845806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07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45.81667" calcext:value-type="float">
            <text:p>45.81667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07" calcext:value-type="float">
            <text:p>8845807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08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42.23222" calcext:value-type="float">
            <text:p>42.23222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08" calcext:value-type="float">
            <text:p>8845808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09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47.74" calcext:value-type="float">
            <text:p>47.74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09" calcext:value-type="float">
            <text:p>8845809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10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43.33611" calcext:value-type="float">
            <text:p>43.33611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10" calcext:value-type="float">
            <text:p>8845810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11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43.76278" calcext:value-type="float">
            <text:p>43.76278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11" calcext:value-type="float">
            <text:p>8845811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12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42.52361" calcext:value-type="float">
            <text:p>42.52361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12" calcext:value-type="float">
            <text:p>8845812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13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32.09389" calcext:value-type="float">
            <text:p>32.09389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13" calcext:value-type="float">
            <text:p>8845813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14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32.23111" calcext:value-type="float">
            <text:p>32.23111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14" calcext:value-type="float">
            <text:p>8845814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15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45.47778" calcext:value-type="float">
            <text:p>45.47778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15" calcext:value-type="float">
            <text:p>8845815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16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42.39917" calcext:value-type="float">
            <text:p>42.39917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16" calcext:value-type="float">
            <text:p>8845816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17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42.64639" calcext:value-type="float">
            <text:p>42.64639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17" calcext:value-type="float">
            <text:p>8845817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18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47.10167" calcext:value-type="float">
            <text:p>47.10167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18" calcext:value-type="float">
            <text:p>8845818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19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0" office:value-type="float" office:value="50.92472" calcext:value-type="float">
            <text:p>50.92472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19" calcext:value-type="float">
            <text:p>8845819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20</text:p>
          </table:table-cell>
          <table:table-cell office:value-type="string" calcext:value-type="string">
            <text:p>sharc.shef.ac.uk</text:p>
          </table:table-cell>
          <table:table-cell table:style-name="ce10"/>
          <table:table-cell/>
          <table:table-cell table:style-name="ce10" table:number-columns-repeated="2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21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22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23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24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25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26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27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28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29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30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31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32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33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34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35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36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37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38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39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40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41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42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43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44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45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46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47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48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49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50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51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52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53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54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55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56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57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58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59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60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61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62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63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64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65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66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67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68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69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70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71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72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73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74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75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76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77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78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79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80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81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82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83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84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85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86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87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88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89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90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91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92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93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94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95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96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97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98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99</text:p>
          </table:table-cell>
          <table:table-cell office:value-type="string" calcext:value-type="string">
            <text:p>sharc.shef.ac.uk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00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32.205" calcext:value-type="float">
            <text:p>32.205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20" calcext:value-type="float">
            <text:p>8845820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01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32.19444" calcext:value-type="float">
            <text:p>32.19444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21" calcext:value-type="float">
            <text:p>8845821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02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32.24472" calcext:value-type="float">
            <text:p>32.24472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22" calcext:value-type="float">
            <text:p>8845822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03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32.08972" calcext:value-type="float">
            <text:p>32.08972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23" calcext:value-type="float">
            <text:p>8845823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04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38.99639" calcext:value-type="float">
            <text:p>38.99639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24" calcext:value-type="float">
            <text:p>8845824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05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32.13222" calcext:value-type="float">
            <text:p>32.13222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25" calcext:value-type="float">
            <text:p>8845825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06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32.13333" calcext:value-type="float">
            <text:p>32.13333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26" calcext:value-type="float">
            <text:p>8845826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07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47.50028" calcext:value-type="float">
            <text:p>47.50028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27" calcext:value-type="float">
            <text:p>8845827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08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38.20861" calcext:value-type="float">
            <text:p>38.20861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28" calcext:value-type="float">
            <text:p>8845828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09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40.47944" calcext:value-type="float">
            <text:p>40.47944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29" calcext:value-type="float">
            <text:p>8845829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10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32.19" calcext:value-type="float">
            <text:p>32.19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30" calcext:value-type="float">
            <text:p>8845830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11</text:p>
          </table:table-cell>
          <table:table-cell office:value-type="string" calcext:value-type="string">
            <text:p>sharc.shef.ac.uk</text:p>
          </table:table-cell>
          <table:table-cell table:style-name="ce12" office:value-type="string" calcext:value-type="string">
            <text:p>Done</text:p>
          </table:table-cell>
          <table:table-cell office:value-type="float" office:value="66.68806" calcext:value-type="float">
            <text:p>66.68806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31" calcext:value-type="float">
            <text:p>8845831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12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45.94917" calcext:value-type="float">
            <text:p>45.94917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32" calcext:value-type="float">
            <text:p>8845832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13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43.87972" calcext:value-type="float">
            <text:p>43.87972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33" calcext:value-type="float">
            <text:p>8845833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14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32.15806" calcext:value-type="float">
            <text:p>32.15806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34" calcext:value-type="float">
            <text:p>8845834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15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32.10778" calcext:value-type="float">
            <text:p>32.10778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35" calcext:value-type="float">
            <text:p>8845835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16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32.14111" calcext:value-type="float">
            <text:p>32.14111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36" calcext:value-type="float">
            <text:p>8845836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17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32.15111" calcext:value-type="float">
            <text:p>32.15111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37" calcext:value-type="float">
            <text:p>8845837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18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32.17389" calcext:value-type="float">
            <text:p>32.17389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38" calcext:value-type="float">
            <text:p>8845838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19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32.14639" calcext:value-type="float">
            <text:p>32.14639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39" calcext:value-type="float">
            <text:p>8845839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20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32.18278" calcext:value-type="float">
            <text:p>32.18278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40" calcext:value-type="float">
            <text:p>8845840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21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32.15611" calcext:value-type="float">
            <text:p>32.15611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41" calcext:value-type="float">
            <text:p>8845841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22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32.45722" calcext:value-type="float">
            <text:p>32.45722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42" calcext:value-type="float">
            <text:p>8845842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23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32.21667" calcext:value-type="float">
            <text:p>32.21667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43" calcext:value-type="float">
            <text:p>8845843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24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32.18361" calcext:value-type="float">
            <text:p>32.18361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44" calcext:value-type="float">
            <text:p>8845844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25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37.61583" calcext:value-type="float">
            <text:p>37.61583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45" calcext:value-type="float">
            <text:p>8845845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26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32.28167" calcext:value-type="float">
            <text:p>32.28167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46" calcext:value-type="float">
            <text:p>8845846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27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32.07028" calcext:value-type="float">
            <text:p>32.07028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47" calcext:value-type="float">
            <text:p>8845847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28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42.12806" calcext:value-type="float">
            <text:p>42.12806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48" calcext:value-type="float">
            <text:p>8845848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29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50.0625" calcext:value-type="float">
            <text:p>50.0625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49" calcext:value-type="float">
            <text:p>8845849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30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32.13472" calcext:value-type="float">
            <text:p>32.13472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50" calcext:value-type="float">
            <text:p>8845850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31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32.22472" calcext:value-type="float">
            <text:p>32.22472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51" calcext:value-type="float">
            <text:p>8845851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32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38.90417" calcext:value-type="float">
            <text:p>38.90417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52" calcext:value-type="float">
            <text:p>8845852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33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41.035" calcext:value-type="float">
            <text:p>41.035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53" calcext:value-type="float">
            <text:p>8845853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34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32.08944" calcext:value-type="float">
            <text:p>32.08944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54" calcext:value-type="float">
            <text:p>8845854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35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41.97417" calcext:value-type="float">
            <text:p>41.97417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55" calcext:value-type="float">
            <text:p>8845855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36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32.23222" calcext:value-type="float">
            <text:p>32.23222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56" calcext:value-type="float">
            <text:p>8845856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37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32.15056" calcext:value-type="float">
            <text:p>32.15056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57" calcext:value-type="float">
            <text:p>8845857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38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41.97417" calcext:value-type="float">
            <text:p>41.97417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58" calcext:value-type="float">
            <text:p>8845858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39</text:p>
          </table:table-cell>
          <table:table-cell office:value-type="string" calcext:value-type="string">
            <text:p>sharc.shef.ac.uk</text:p>
          </table:table-cell>
          <table:table-cell table:style-name="ce10" office:value-type="string" calcext:value-type="string">
            <text:p>queue</text:p>
          </table:table-cell>
          <table:table-cell/>
          <table:table-cell office:value-type="string" calcext:value-type="string">
            <text:p>12/04/2022 – 10:32</text:p>
          </table:table-cell>
          <table:table-cell/>
          <table:table-cell office:value-type="float" office:value="8845859" calcext:value-type="float">
            <text:p>8845859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40</text:p>
          </table:table-cell>
          <table:table-cell office:value-type="string" calcext:value-type="string">
            <text:p>sharc.shef.ac.uk</text:p>
          </table:table-cell>
          <table:table-cell table:style-name="ce10" office:value-type="string" calcext:value-type="string">
            <text:p>queue</text:p>
          </table:table-cell>
          <table:table-cell/>
          <table:table-cell office:value-type="string" calcext:value-type="string">
            <text:p>12/04/2022 – 10:32</text:p>
          </table:table-cell>
          <table:table-cell/>
          <table:table-cell office:value-type="float" office:value="8845860" calcext:value-type="float">
            <text:p>8845860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41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43.7925" calcext:value-type="float">
            <text:p>43.7925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61" calcext:value-type="float">
            <text:p>8845861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42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46.23194" calcext:value-type="float">
            <text:p>46.23194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62" calcext:value-type="float">
            <text:p>8845862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43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68.32194" calcext:value-type="float">
            <text:p>68.32194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63" calcext:value-type="float">
            <text:p>8845863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44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36.11194" calcext:value-type="float">
            <text:p>36.11194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64" calcext:value-type="float">
            <text:p>8845864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45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41.44194" calcext:value-type="float">
            <text:p>41.44194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65" calcext:value-type="float">
            <text:p>8845865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46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43.64528" calcext:value-type="float">
            <text:p>43.64528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66" calcext:value-type="float">
            <text:p>8845866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47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32.13" calcext:value-type="float">
            <text:p>32.13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67" calcext:value-type="float">
            <text:p>8845867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48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32.11583" calcext:value-type="float">
            <text:p>32.11583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68" calcext:value-type="float">
            <text:p>8845868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49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32.18889" calcext:value-type="float">
            <text:p>32.18889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69" calcext:value-type="float">
            <text:p>8845869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50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32.20139" calcext:value-type="float">
            <text:p>32.20139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70" calcext:value-type="float">
            <text:p>8845870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51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32.13611" calcext:value-type="float">
            <text:p>32.13611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71" calcext:value-type="float">
            <text:p>8845871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52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32.24028" calcext:value-type="float">
            <text:p>32.24028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72" calcext:value-type="float">
            <text:p>8845872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53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32.21694" calcext:value-type="float">
            <text:p>32.21694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73" calcext:value-type="float">
            <text:p>8845873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54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32.19778" calcext:value-type="float">
            <text:p>32.19778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74" calcext:value-type="float">
            <text:p>8845874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55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32.01667" calcext:value-type="float">
            <text:p>32.01667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75" calcext:value-type="float">
            <text:p>8845875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56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32.26167" calcext:value-type="float">
            <text:p>32.26167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76" calcext:value-type="float">
            <text:p>8845876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57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32.22333" calcext:value-type="float">
            <text:p>32.22333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77" calcext:value-type="float">
            <text:p>8845877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58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32.20722" calcext:value-type="float">
            <text:p>32.20722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78" calcext:value-type="float">
            <text:p>8845878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59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38.27472" calcext:value-type="float">
            <text:p>38.27472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79" calcext:value-type="float">
            <text:p>8845879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60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32.31889" calcext:value-type="float">
            <text:p>32.31889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80" calcext:value-type="float">
            <text:p>8845880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61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43.00083" calcext:value-type="float">
            <text:p>43.00083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81" calcext:value-type="float">
            <text:p>8845881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62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32.19583" calcext:value-type="float">
            <text:p>32.19583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82" calcext:value-type="float">
            <text:p>8845882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63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40.38444" calcext:value-type="float">
            <text:p>40.38444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83" calcext:value-type="float">
            <text:p>8845883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64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39.55778" calcext:value-type="float">
            <text:p>39.55778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84" calcext:value-type="float">
            <text:p>8845884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65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42.56444" calcext:value-type="float">
            <text:p>42.56444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85" calcext:value-type="float">
            <text:p>8845885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66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42.605" calcext:value-type="float">
            <text:p>42.605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86" calcext:value-type="float">
            <text:p>8845886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67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41.94722" calcext:value-type="float">
            <text:p>41.94722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87" calcext:value-type="float">
            <text:p>8845887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68</text:p>
          </table:table-cell>
          <table:table-cell office:value-type="string" calcext:value-type="string">
            <text:p>sharc.shef.ac.uk</text:p>
          </table:table-cell>
          <table:table-cell table:style-name="ce10" office:value-type="string" calcext:value-type="string">
            <text:p>queue</text:p>
          </table:table-cell>
          <table:table-cell/>
          <table:table-cell office:value-type="string" calcext:value-type="string">
            <text:p>12/04/2022 – 10:32</text:p>
          </table:table-cell>
          <table:table-cell/>
          <table:table-cell office:value-type="float" office:value="8845888" calcext:value-type="float">
            <text:p>8845888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69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43.19167" calcext:value-type="float">
            <text:p>43.19167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89" calcext:value-type="float">
            <text:p>8845889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70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41.95639" calcext:value-type="float">
            <text:p>41.95639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90" calcext:value-type="float">
            <text:p>8845890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71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41.93889" calcext:value-type="float">
            <text:p>41.93889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91" calcext:value-type="float">
            <text:p>8845891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72</text:p>
          </table:table-cell>
          <table:table-cell office:value-type="string" calcext:value-type="string">
            <text:p>sharc.shef.ac.uk</text:p>
          </table:table-cell>
          <table:table-cell table:style-name="ce10" office:value-type="string" calcext:value-type="string">
            <text:p>queue</text:p>
          </table:table-cell>
          <table:table-cell/>
          <table:table-cell office:value-type="string" calcext:value-type="string">
            <text:p>12/04/2022 – 10:32</text:p>
          </table:table-cell>
          <table:table-cell/>
          <table:table-cell office:value-type="float" office:value="8845892" calcext:value-type="float">
            <text:p>8845892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73</text:p>
          </table:table-cell>
          <table:table-cell office:value-type="string" calcext:value-type="string">
            <text:p>sharc.shef.ac.uk</text:p>
          </table:table-cell>
          <table:table-cell table:style-name="ce10" office:value-type="string" calcext:value-type="string">
            <text:p>queue</text:p>
          </table:table-cell>
          <table:table-cell/>
          <table:table-cell office:value-type="string" calcext:value-type="string">
            <text:p>12/04/2022 – 10:32</text:p>
          </table:table-cell>
          <table:table-cell/>
          <table:table-cell office:value-type="float" office:value="8845893" calcext:value-type="float">
            <text:p>8845893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74</text:p>
          </table:table-cell>
          <table:table-cell office:value-type="string" calcext:value-type="string">
            <text:p>sharc.shef.ac.uk</text:p>
          </table:table-cell>
          <table:table-cell table:style-name="ce10" office:value-type="string" calcext:value-type="string">
            <text:p>queue</text:p>
          </table:table-cell>
          <table:table-cell/>
          <table:table-cell office:value-type="string" calcext:value-type="string">
            <text:p>12/04/2022 – 10:32</text:p>
          </table:table-cell>
          <table:table-cell/>
          <table:table-cell office:value-type="float" office:value="8845894" calcext:value-type="float">
            <text:p>8845894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75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32.05667" calcext:value-type="float">
            <text:p>32.05667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95" calcext:value-type="float">
            <text:p>8845895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76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32.12083" calcext:value-type="float">
            <text:p>32.12083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96" calcext:value-type="float">
            <text:p>8845896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77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32.1875" calcext:value-type="float">
            <text:p>32.1875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97" calcext:value-type="float">
            <text:p>8845897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78</text:p>
          </table:table-cell>
          <table:table-cell office:value-type="string" calcext:value-type="string">
            <text:p>sharc.shef.ac.uk</text:p>
          </table:table-cell>
          <table:table-cell table:style-name="ce10" office:value-type="string" calcext:value-type="string">
            <text:p>queue</text:p>
          </table:table-cell>
          <table:table-cell/>
          <table:table-cell office:value-type="string" calcext:value-type="string">
            <text:p>12/04/2022 – 10:32</text:p>
          </table:table-cell>
          <table:table-cell/>
          <table:table-cell office:value-type="float" office:value="8845898" calcext:value-type="float">
            <text:p>8845898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79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32.18917" calcext:value-type="float">
            <text:p>32.18917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99" calcext:value-type="float">
            <text:p>8845899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80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32.22722" calcext:value-type="float">
            <text:p>32.22722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900" calcext:value-type="float">
            <text:p>8845900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81</text:p>
          </table:table-cell>
          <table:table-cell office:value-type="string" calcext:value-type="string">
            <text:p>sharc.shef.ac.uk</text:p>
          </table:table-cell>
          <table:table-cell table:style-name="ce10" office:value-type="string" calcext:value-type="string">
            <text:p>queue</text:p>
          </table:table-cell>
          <table:table-cell/>
          <table:table-cell office:value-type="string" calcext:value-type="string">
            <text:p>12/04/2022 – 10:32</text:p>
          </table:table-cell>
          <table:table-cell/>
          <table:table-cell office:value-type="float" office:value="8845901" calcext:value-type="float">
            <text:p>8845901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82</text:p>
          </table:table-cell>
          <table:table-cell office:value-type="string" calcext:value-type="string">
            <text:p>sharc.shef.ac.uk</text:p>
          </table:table-cell>
          <table:table-cell table:style-name="ce10" office:value-type="string" calcext:value-type="string">
            <text:p>queue</text:p>
          </table:table-cell>
          <table:table-cell/>
          <table:table-cell office:value-type="string" calcext:value-type="string">
            <text:p>12/04/2022 – 10:32</text:p>
          </table:table-cell>
          <table:table-cell/>
          <table:table-cell office:value-type="float" office:value="8845902" calcext:value-type="float">
            <text:p>8845902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83</text:p>
          </table:table-cell>
          <table:table-cell office:value-type="string" calcext:value-type="string">
            <text:p>sharc.shef.ac.uk</text:p>
          </table:table-cell>
          <table:table-cell table:style-name="ce10" office:value-type="string" calcext:value-type="string">
            <text:p>queue</text:p>
          </table:table-cell>
          <table:table-cell/>
          <table:table-cell office:value-type="string" calcext:value-type="string">
            <text:p>12/04/2022 – 10:32</text:p>
          </table:table-cell>
          <table:table-cell/>
          <table:table-cell office:value-type="float" office:value="8845903" calcext:value-type="float">
            <text:p>8845903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84</text:p>
          </table:table-cell>
          <table:table-cell office:value-type="string" calcext:value-type="string">
            <text:p>sharc.shef.ac.uk</text:p>
          </table:table-cell>
          <table:table-cell table:style-name="ce10" office:value-type="string" calcext:value-type="string">
            <text:p>queue</text:p>
          </table:table-cell>
          <table:table-cell/>
          <table:table-cell office:value-type="string" calcext:value-type="string">
            <text:p>12/04/2022 – 10:32</text:p>
          </table:table-cell>
          <table:table-cell/>
          <table:table-cell office:value-type="float" office:value="8845904" calcext:value-type="float">
            <text:p>8845904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85</text:p>
          </table:table-cell>
          <table:table-cell office:value-type="string" calcext:value-type="string">
            <text:p>sharc.shef.ac.uk</text:p>
          </table:table-cell>
          <table:table-cell table:style-name="ce10" office:value-type="string" calcext:value-type="string">
            <text:p>queue</text:p>
          </table:table-cell>
          <table:table-cell/>
          <table:table-cell office:value-type="string" calcext:value-type="string">
            <text:p>12/04/2022 – 10:32</text:p>
          </table:table-cell>
          <table:table-cell/>
          <table:table-cell office:value-type="float" office:value="8845905" calcext:value-type="float">
            <text:p>8845905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86</text:p>
          </table:table-cell>
          <table:table-cell office:value-type="string" calcext:value-type="string">
            <text:p>sharc.shef.ac.uk</text:p>
          </table:table-cell>
          <table:table-cell table:style-name="ce10" office:value-type="string" calcext:value-type="string">
            <text:p>queue</text:p>
          </table:table-cell>
          <table:table-cell/>
          <table:table-cell office:value-type="string" calcext:value-type="string">
            <text:p>12/04/2022 – 10:32</text:p>
          </table:table-cell>
          <table:table-cell/>
          <table:table-cell office:value-type="float" office:value="8845906" calcext:value-type="float">
            <text:p>8845906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87</text:p>
          </table:table-cell>
          <table:table-cell office:value-type="string" calcext:value-type="string">
            <text:p>sharc.shef.ac.uk</text:p>
          </table:table-cell>
          <table:table-cell table:style-name="ce10" office:value-type="string" calcext:value-type="string">
            <text:p>queue</text:p>
          </table:table-cell>
          <table:table-cell/>
          <table:table-cell office:value-type="string" calcext:value-type="string">
            <text:p>12/04/2022 – 10:32</text:p>
          </table:table-cell>
          <table:table-cell/>
          <table:table-cell office:value-type="float" office:value="8845907" calcext:value-type="float">
            <text:p>8845907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88</text:p>
          </table:table-cell>
          <table:table-cell office:value-type="string" calcext:value-type="string">
            <text:p>sharc.shef.ac.uk</text:p>
          </table:table-cell>
          <table:table-cell table:style-name="ce10" office:value-type="string" calcext:value-type="string">
            <text:p>queue</text:p>
          </table:table-cell>
          <table:table-cell/>
          <table:table-cell office:value-type="string" calcext:value-type="string">
            <text:p>12/04/2022 – 10:32</text:p>
          </table:table-cell>
          <table:table-cell/>
          <table:table-cell office:value-type="float" office:value="8845908" calcext:value-type="float">
            <text:p>8845908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89</text:p>
          </table:table-cell>
          <table:table-cell office:value-type="string" calcext:value-type="string">
            <text:p>sharc.shef.ac.uk</text:p>
          </table:table-cell>
          <table:table-cell table:style-name="ce10" office:value-type="string" calcext:value-type="string">
            <text:p>queue</text:p>
          </table:table-cell>
          <table:table-cell/>
          <table:table-cell office:value-type="string" calcext:value-type="string">
            <text:p>12/04/2022 – 10:32</text:p>
          </table:table-cell>
          <table:table-cell/>
          <table:table-cell office:value-type="float" office:value="8845909" calcext:value-type="float">
            <text:p>8845909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90</text:p>
          </table:table-cell>
          <table:table-cell office:value-type="string" calcext:value-type="string">
            <text:p>sharc.shef.ac.uk</text:p>
          </table:table-cell>
          <table:table-cell table:style-name="ce10" office:value-type="string" calcext:value-type="string">
            <text:p>queue</text:p>
          </table:table-cell>
          <table:table-cell/>
          <table:table-cell office:value-type="string" calcext:value-type="string">
            <text:p>12/04/2022 – 10:32</text:p>
          </table:table-cell>
          <table:table-cell/>
          <table:table-cell office:value-type="float" office:value="8845910" calcext:value-type="float">
            <text:p>8845910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91</text:p>
          </table:table-cell>
          <table:table-cell office:value-type="string" calcext:value-type="string">
            <text:p>sharc.shef.ac.uk</text:p>
          </table:table-cell>
          <table:table-cell table:style-name="ce10" office:value-type="string" calcext:value-type="string">
            <text:p>queue</text:p>
          </table:table-cell>
          <table:table-cell/>
          <table:table-cell office:value-type="string" calcext:value-type="string">
            <text:p>12/04/2022 – 10:32</text:p>
          </table:table-cell>
          <table:table-cell/>
          <table:table-cell office:value-type="float" office:value="8845911" calcext:value-type="float">
            <text:p>8845911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92</text:p>
          </table:table-cell>
          <table:table-cell office:value-type="string" calcext:value-type="string">
            <text:p>sharc.shef.ac.uk</text:p>
          </table:table-cell>
          <table:table-cell table:style-name="ce10" office:value-type="string" calcext:value-type="string">
            <text:p>queue</text:p>
          </table:table-cell>
          <table:table-cell/>
          <table:table-cell office:value-type="string" calcext:value-type="string">
            <text:p>12/04/2022 – 10:32</text:p>
          </table:table-cell>
          <table:table-cell/>
          <table:table-cell office:value-type="float" office:value="8845912" calcext:value-type="float">
            <text:p>8845912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93</text:p>
          </table:table-cell>
          <table:table-cell office:value-type="string" calcext:value-type="string">
            <text:p>sharc.shef.ac.uk</text:p>
          </table:table-cell>
          <table:table-cell table:style-name="ce10" office:value-type="string" calcext:value-type="string">
            <text:p>queue</text:p>
          </table:table-cell>
          <table:table-cell/>
          <table:table-cell office:value-type="string" calcext:value-type="string">
            <text:p>12/04/2022 – 10:32</text:p>
          </table:table-cell>
          <table:table-cell/>
          <table:table-cell office:value-type="float" office:value="8845913" calcext:value-type="float">
            <text:p>8845913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94</text:p>
          </table:table-cell>
          <table:table-cell office:value-type="string" calcext:value-type="string">
            <text:p>sharc.shef.ac.uk</text:p>
          </table:table-cell>
          <table:table-cell table:style-name="ce10" office:value-type="string" calcext:value-type="string">
            <text:p>queue</text:p>
          </table:table-cell>
          <table:table-cell/>
          <table:table-cell office:value-type="string" calcext:value-type="string">
            <text:p>12/04/2022 – 10:32</text:p>
          </table:table-cell>
          <table:table-cell/>
          <table:table-cell office:value-type="float" office:value="8845914" calcext:value-type="float">
            <text:p>8845914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95</text:p>
          </table:table-cell>
          <table:table-cell office:value-type="string" calcext:value-type="string">
            <text:p>sharc.shef.ac.uk</text:p>
          </table:table-cell>
          <table:table-cell table:style-name="ce10" office:value-type="string" calcext:value-type="string">
            <text:p>queue</text:p>
          </table:table-cell>
          <table:table-cell/>
          <table:table-cell office:value-type="string" calcext:value-type="string">
            <text:p>12/04/2022 – 10:32</text:p>
          </table:table-cell>
          <table:table-cell/>
          <table:table-cell office:value-type="float" office:value="8845915" calcext:value-type="float">
            <text:p>8845915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96</text:p>
          </table:table-cell>
          <table:table-cell office:value-type="string" calcext:value-type="string">
            <text:p>sharc.shef.ac.uk</text:p>
          </table:table-cell>
          <table:table-cell table:style-name="ce10" office:value-type="string" calcext:value-type="string">
            <text:p>queue</text:p>
          </table:table-cell>
          <table:table-cell/>
          <table:table-cell office:value-type="string" calcext:value-type="string">
            <text:p>12/04/2022 – 10:32</text:p>
          </table:table-cell>
          <table:table-cell/>
          <table:table-cell office:value-type="float" office:value="8845916" calcext:value-type="float">
            <text:p>8845916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97</text:p>
          </table:table-cell>
          <table:table-cell office:value-type="string" calcext:value-type="string">
            <text:p>sharc.shef.ac.uk</text:p>
          </table:table-cell>
          <table:table-cell table:style-name="ce10" office:value-type="string" calcext:value-type="string">
            <text:p>queue</text:p>
          </table:table-cell>
          <table:table-cell/>
          <table:table-cell office:value-type="string" calcext:value-type="string">
            <text:p>12/04/2022 – 10:32</text:p>
          </table:table-cell>
          <table:table-cell/>
          <table:table-cell office:value-type="float" office:value="8845917" calcext:value-type="float">
            <text:p>8845917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98</text:p>
          </table:table-cell>
          <table:table-cell office:value-type="string" calcext:value-type="string">
            <text:p>sharc.shef.ac.uk</text:p>
          </table:table-cell>
          <table:table-cell table:style-name="ce10" office:value-type="string" calcext:value-type="string">
            <text:p>queue</text:p>
          </table:table-cell>
          <table:table-cell/>
          <table:table-cell office:value-type="string" calcext:value-type="string">
            <text:p>12/04/2022 – 10:32</text:p>
          </table:table-cell>
          <table:table-cell/>
          <table:table-cell office:value-type="float" office:value="8845918" calcext:value-type="float">
            <text:p>8845918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99</text:p>
          </table:table-cell>
          <table:table-cell office:value-type="string" calcext:value-type="string">
            <text:p>sharc.shef.ac.uk</text:p>
          </table:table-cell>
          <table:table-cell table:style-name="ce10" office:value-type="string" calcext:value-type="string">
            <text:p>queue</text:p>
          </table:table-cell>
          <table:table-cell/>
          <table:table-cell office:value-type="string" calcext:value-type="string">
            <text:p>12/04/2022 – 10:32</text:p>
          </table:table-cell>
          <table:table-cell/>
          <table:table-cell office:value-type="float" office:value="8845919" calcext:value-type="float">
            <text:p>8845919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00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3"/>
          <table:table-cell office:value-type="float" office:value="8845920" calcext:value-type="float">
            <text:p>8845920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01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02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03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04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05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06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07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08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09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10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11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12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13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14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15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16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17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18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19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20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21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22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23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24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25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26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27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28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29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30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31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32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33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34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35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36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37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38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39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40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41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42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43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44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45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46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47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48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49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50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51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52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53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54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55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56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57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58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59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60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61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62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63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64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65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66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67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68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69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70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71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72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73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74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75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76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77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78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79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80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81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82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83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84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85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86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87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88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89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90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91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92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93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94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95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96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97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98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99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00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01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02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03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04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05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06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07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08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09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10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11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12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13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14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15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16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17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18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19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20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21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22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23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24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25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26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27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28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29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30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31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32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33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34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35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36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37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38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39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40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41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42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43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44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45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46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47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48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49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50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51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52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53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54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55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56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57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58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59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60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61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62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63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64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65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66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67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68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69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70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71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72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73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74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75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76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77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78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79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80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81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82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83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84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85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86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87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88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89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90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91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92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93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94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95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96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97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98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99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400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Helvetica" svg:font-family="Helvetica" style:font-family-generic="swiss"/>
    <style:font-face style:name="Liberation Mono" svg:font-family="'Liberation Mono', Cousine, 'DejaVu Sans Mono'" style:font-family-generic="modern" style:font-pitch="fixed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E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IE">€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IE">€</number:currency-symbol>
      <number:number number:decimal-places="2" loext:min-decimal-places="2" number:min-integer-digits="1" number:grouping="true"/>
      <style:map style:condition="value()&gt;=0" style:apply-style-name="N112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2" style:family="table-cell" style:parent-style-name="Result" style:data-style-name="N112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1">00/00/0000</text:date>, <text:time style:data-style-name="N2" text:time-value="10:15:50.78540553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22T15:00:23.623562868</meta:creation-date>
    <meta:generator>LibreOffice/6.4.7.2$Linux_X86_64 LibreOffice_project/40$Build-2</meta:generator>
    <dc:date>2022-04-21T10:35:17.393199869</dc:date>
    <meta:editing-duration>P5DT16H31M47S</meta:editing-duration>
    <meta:editing-cycles>229</meta:editing-cycles>
    <meta:document-statistic meta:table-count="1" meta:cell-count="7290" meta:object-count="0"/>
  </office:meta>
</office:document-meta>
</file>